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ésumé des projets réalisés au sein du LPM :</text:p>
      <text:p text:style-name="Standard"/>
      <text:p text:style-name="Standard">Vision industrielle</text:p>
      <text:p text:style-name="Standard"/>
      <text:p text:style-name="Standard">CTI – Pasan</text:p>
      <text:p text:style-name="Standard"><text:tab/>Contrôle sur des cellules photovoltaïques par électroluminescence et vision traditionnelle.</text:p>
      <text:p text:style-name="Standard"/>
      <text:p text:style-name="Standard">Contrôle d'aspect</text:p>
      <text:p text:style-name="Standard"/>
      <text:p text:style-name="Standard">CTI – QMTSubface</text:p>
      <text:p text:style-name="Standard"><text:tab/>Participation à la CTI en mettant en place une bibliothèque de fonction utile au contrôle d'aspect.</text:p>
      <text:p text:style-name="Standard"/>
      <text:p text:style-name="Standard">Mandat Metalem</text:p>
      <text:p text:style-name="Standard"><text:tab/>Mise en place d'un équipement de contrôle d'aspect chez une entreprise réalisant des cadrans haut de gamme pour l'horlogerie. Ce projet a touché à un grand nombre de domaines de la Microtechnique tel que du développement mécanique et électronique. Cependant la principal innovation du projet se trouvait dans le développement software de son analyse d'image et dans la classification.</text:p>
      <text:p text:style-name="Standard"/>
      <text:p text:style-name="Standard">Autre :</text:p>
      <text:p text:style-name="Standard"/>
      <text:p text:style-name="Standard">CTI – SigatecMimotec</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érémy Zogg</meta:initial-creator>
    <meta:creation-date>2015-01-13T14:22:47.37</meta:creation-date>
    <dc:date>2015-01-13T14:32:06.48</dc:date>
    <dc:creator>Jérémy Zogg</dc:creator>
    <meta:editing-duration>PT9M22S</meta:editing-duration>
    <meta:editing-cycles>4</meta:editing-cycles>
    <meta:generator>OpenOffice/4.1.1$Win32 OpenOffice.org_project/411m6$Build-9775</meta:generator>
    <meta:document-statistic meta:table-count="0" meta:image-count="0" meta:object-count="0" meta:page-count="1" meta:paragraph-count="12" meta:word-count="111" meta:character-count="726"/>
  </office:meta>
</office:document-meta>
</file>